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blank document because your requested template does not exist. If this is an error please contact an administrato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2-04-20T15:57:22</meta:creation-date>
    <dc:date>2012-04-20T15:58:10</dc:date>
    <dc:creator>david </dc:creator>
    <meta:editing-duration>P0D</meta:editing-duration>
    <meta:editing-cycles>1</meta:editing-cycles>
    <meta:generator>LibreOffice/3.5$Linux_X86_64 LibreOffice_project/350m1$Build-202</meta:generator>
    <meta:document-statistic meta:table-count="0" meta:image-count="0" meta:object-count="0" meta:page-count="1" meta:paragraph-count="1" meta:word-count="21" meta:character-count="126" meta:non-whitespace-character-count="105"/>
  </office:meta>
</office:document-meta>
</file>